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e40f"/>
    </style:style>
    <style:style style:name="P2" style:family="paragraph" style:parent-style-name="Text_20_body">
      <style:text-properties officeooo:rsid="000ae40f" officeooo:paragraph-rsid="000ae40f"/>
    </style:style>
    <style:style style:name="P3" style:family="paragraph" style:parent-style-name="Text_20_body">
      <style:text-properties officeooo:paragraph-rsid="00130d1d"/>
    </style:style>
    <style:style style:name="P4" style:family="paragraph" style:parent-style-name="Text_20_body">
      <style:text-properties officeooo:rsid="00164455" officeooo:paragraph-rsid="00164455"/>
    </style:style>
    <style:style style:name="P5" style:family="paragraph" style:parent-style-name="Heading_20_1">
      <style:text-properties officeooo:rsid="000ae40f" officeooo:paragraph-rsid="000ae40f"/>
    </style:style>
    <style:style style:name="P6" style:family="paragraph" style:parent-style-name="Heading_20_1">
      <style:text-properties officeooo:rsid="000c8f80" officeooo:paragraph-rsid="000c8f80"/>
    </style:style>
    <style:style style:name="P7" style:family="paragraph" style:parent-style-name="Heading_20_2">
      <style:text-properties officeooo:rsid="000d3798" officeooo:paragraph-rsid="000d3798"/>
    </style:style>
    <style:style style:name="P8" style:family="paragraph" style:parent-style-name="Heading_20_2">
      <style:text-properties officeooo:rsid="00130d1d" officeooo:paragraph-rsid="00130d1d"/>
    </style:style>
    <style:style style:name="P9" style:family="paragraph" style:parent-style-name="Text_20_body" style:list-style-name="L1">
      <style:text-properties officeooo:rsid="000ae40f" officeooo:paragraph-rsid="000ae40f"/>
    </style:style>
    <style:style style:name="P10" style:family="paragraph" style:parent-style-name="Text_20_body" style:list-style-name="L2">
      <style:text-properties fo:font-weight="bold" officeooo:rsid="000ae40f" officeooo:paragraph-rsid="000ae40f" style:font-weight-asian="bold" style:font-weight-complex="bold"/>
    </style:style>
    <style:style style:name="P11" style:family="paragraph" style:parent-style-name="Text_20_body" style:list-style-name="L5">
      <style:text-properties fo:font-weight="bold" officeooo:rsid="000d7870" officeooo:paragraph-rsid="000d7870" style:font-weight-asian="bold" style:font-weight-complex="bold"/>
    </style:style>
    <style:style style:name="P12" style:family="paragraph" style:parent-style-name="Text_20_body" style:list-style-name="L2">
      <style:text-properties fo:font-weight="normal" officeooo:rsid="000ae40f" officeooo:paragraph-rsid="000ae40f" style:font-weight-asian="normal" style:font-weight-complex="normal"/>
    </style:style>
    <style:style style:name="P13" style:family="paragraph" style:parent-style-name="Text_20_body" style:list-style-name="L3">
      <style:text-properties fo:font-weight="normal" officeooo:rsid="000c8f80" officeooo:paragraph-rsid="000c8f80" style:font-weight-asian="normal" style:font-weight-complex="normal"/>
    </style:style>
    <style:style style:name="P14" style:family="paragraph" style:parent-style-name="Text_20_body" style:list-style-name="L4">
      <style:text-properties fo:font-weight="normal" officeooo:rsid="000d3798" officeooo:paragraph-rsid="000d3798" style:font-weight-asian="normal" style:font-weight-complex="normal"/>
    </style:style>
    <style:style style:name="P15" style:family="paragraph" style:parent-style-name="Text_20_body" style:list-style-name="L3">
      <style:text-properties officeooo:rsid="000c8f80" officeooo:paragraph-rsid="000c8f80"/>
    </style:style>
    <style:style style:name="P16" style:family="paragraph" style:parent-style-name="Text_20_body" style:list-style-name="L4">
      <style:text-properties officeooo:rsid="000d3798" officeooo:paragraph-rsid="000d3798"/>
    </style:style>
    <style:style style:name="P17" style:family="paragraph" style:parent-style-name="Text_20_body" style:list-style-name="L5">
      <style:text-properties officeooo:rsid="000d3798" officeooo:paragraph-rsid="000d3798"/>
    </style:style>
    <style:style style:name="P18" style:family="paragraph" style:parent-style-name="Text_20_body" style:list-style-name="L5">
      <style:text-properties officeooo:paragraph-rsid="000d3798"/>
    </style:style>
    <style:style style:name="P19" style:family="paragraph" style:parent-style-name="Text_20_body" style:list-style-name="L5">
      <style:text-properties officeooo:rsid="000d7870" officeooo:paragraph-rsid="000d7870"/>
    </style:style>
    <style:style style:name="P20" style:family="paragraph" style:parent-style-name="Text_20_body" style:list-style-name="L5">
      <style:text-properties style:text-position="0% 100%" style:text-underline-style="solid" style:text-underline-width="auto" style:text-underline-color="font-color" fo:font-weight="normal" officeooo:rsid="000d7870" officeooo:paragraph-rsid="000d7870" style:font-weight-asian="normal" style:font-weight-complex="normal"/>
    </style:style>
    <style:style style:name="P21" style:family="paragraph" style:parent-style-name="Text_20_body" style:list-style-name="L5">
      <style:text-properties style:text-position="0% 100%" fo:font-weight="bold" officeooo:rsid="000d7870" officeooo:paragraph-rsid="000d7870" style:font-weight-asian="bold" style:font-weight-complex="bold"/>
    </style:style>
    <style:style style:name="P22" style:family="paragraph" style:parent-style-name="Text_20_body" style:list-style-name="L5">
      <style:text-properties style:text-position="0% 100%" fo:font-weight="bold" officeooo:rsid="00117010" officeooo:paragraph-rsid="00117010" style:font-weight-asian="bold" style:font-weight-complex="bold"/>
    </style:style>
    <style:style style:name="P23" style:family="paragraph" style:parent-style-name="Text_20_body" style:list-style-name="L6">
      <style:text-properties officeooo:rsid="0014461f" officeooo:paragraph-rsid="0014461f"/>
    </style:style>
    <style:style style:name="P24" style:family="paragraph" style:parent-style-name="Text_20_body" style:list-style-name="L6">
      <style:text-properties officeooo:rsid="00164455" officeooo:paragraph-rsid="001644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f80" style:font-weight-asian="normal" style:font-weight-complex="normal"/>
    </style:style>
    <style:style style:name="T4" style:family="text">
      <style:text-properties fo:font-weight="normal" officeooo:rsid="0011c5fc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3798"/>
    </style:style>
    <style:style style:name="T9" style:family="text">
      <style:text-properties style:text-position="super 58%"/>
    </style:style>
    <style:style style:name="T10" style:family="text">
      <style:text-properties style:text-position="sub 58%"/>
    </style:style>
    <style:style style:name="T11" style:family="text">
      <style:text-properties officeooo:rsid="000d8a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1050 Jan 6 2020</text:p>
      <text:p text:style-name="Title"><text:line-break/>Chapter 2 notes</text:p>
      <text:p text:style-name="Text_20_body"/>
      <text:h text:style-name="P5" text:outline-level="1">Objectives</text:h>
      <text:list xml:id="list2754125066" text:style-name="L1">
        <text:list-item>
          <text:p text:style-name="P9">Distinguish among <text:span text:style-name="T1">categories of numbers</text:span></text:p>
        </text:list-item>
        <text:list-item>
          <text:p text:style-name="P9">Describe <text:span text:style-name="T1">positional notation</text:span></text:p>
        </text:list-item>
        <text:list-item>
          <text:p text:style-name="P9">Convert numbers in other bases to base 10</text:p>
        </text:list-item>
        <text:list-item>
          <text:p text:style-name="P9">Convert decimal numbers to numbers in other bases</text:p>
        </text:list-item>
        <text:list-item>
          <text:p text:style-name="P9">Describe the relationship between bases 2,8 and 16</text:p>
        </text:list-item>
        <text:list-item>
          <text:p text:style-name="P9">Explain the <text:span text:style-name="T1">importance of bases</text:span> that are powers of 2</text:p>
        </text:list-item>
      </text:list>
      <text:p text:style-name="P2"/>
      <text:h text:style-name="P5" text:outline-level="1">Numbers</text:h>
      <text:list xml:id="list341129796" text:style-name="L2">
        <text:list-item>
          <text:p text:style-name="P10">Natural Numbers</text:p>
          <text:list>
            <text:list-item>
              <text:p text:style-name="P12">0 and any number obtained by repeatedly adding one to it.</text:p>
            </text:list-item>
            <text:list-item>
              <text:p text:style-name="P12">ex. 0,100, 485858</text:p>
            </text:list-item>
          </text:list>
        </text:list-item>
        <text:list-item>
          <text:p text:style-name="P10">Negative Numbers</text:p>
          <text:list>
            <text:list-item>
              <text:p text:style-name="P12">A value less than 0 (- sign)</text:p>
            </text:list-item>
          </text:list>
        </text:list-item>
        <text:list-item>
          <text:p text:style-name="P10">Integers</text:p>
          <text:list>
            <text:list-item>
              <text:p text:style-name="P12">A <text:span text:style-name="T1">Natural Number </text:span><text:span text:style-name="T5">OR </text:span><text:span text:style-name="T6">a </text:span><text:span text:style-name="T7">Negative Number</text:span></text:p>
            </text:list-item>
          </text:list>
        </text:list-item>
        <text:list-item>
          <text:p text:style-name="P10">Rational Numbers</text:p>
          <text:list>
            <text:list-item>
              <text:p text:style-name="P12">An integer or quotient of two integers</text:p>
            </text:list-item>
            <text:list-item>
              <text:p text:style-name="P12">33, -443, 1, 0, -1, 3/5, -22/56 ....</text:p>
            </text:list-item>
          </text:list>
        </text:list-item>
      </text:list>
      <text:h text:style-name="P6" text:outline-level="1">Base of a Number System</text:h>
      <text:list xml:id="list2393910200" text:style-name="L3">
        <text:list-item>
          <text:p text:style-name="P15">The base of a number specifies the <text:span text:style-name="T1">number of digits </text:span><text:span text:style-name="T2">used in the system and the </text:span><text:span text:style-name="T1">value of digit positions</text:span></text:p>
        </text:list-item>
        <text:list-item>
          <text:p text:style-name="P13"><text:soft-page-break/>The digits in any base <text:span text:style-name="T1">always begin with a 0</text:span> and continue through <text:span text:style-name="T1">one less than the base</text:span></text:p>
          <text:list>
            <text:list-item>
              <text:p text:style-name="P13">Much like iteration in a loop, the value you “i” starts at 0, not 1.</text:p>
            </text:list-item>
            <text:list-item>
              <text:p text:style-name="P13">Base 2 has 2 digits: 0 and 1</text:p>
            </text:list-item>
            <text:list-item>
              <text:p text:style-name="P13">Base 8 has 8 digits: 0, 1, 2, 3, 4, 5, 6 and 7</text:p>
            </text:list-item>
            <text:list-item>
              <text:p text:style-name="P13">Base 10 has 10 digits: 0, 1, 2, 3, 4, 5, 6, 7, 8 and 9</text:p>
            </text:list-item>
          </text:list>
        </text:list-item>
        <text:list-item>
          <text:p text:style-name="P13">Examples...</text:p>
          <text:list>
            <text:list-item>
              <text:p text:style-name="P13">567 – Can be a <text:span text:style-name="T1">number in base 8 or higher</text:span>, but <text:span text:style-name="T1">not in a base lower than 8.</text:span></text:p>
              <text:list>
                <text:list-item>
                  <text:p text:style-name="P13">The literal value of 567 in terms of what base it sits in is irrelevant. The importance here is that the integer 7 (the highest integer in the number) requires a base of 8. That is because we are counting from 0!</text:p>
                </text:list-item>
              </text:list>
            </text:list-item>
            <text:list-item>
              <text:p text:style-name="P13">123 – Can be a number in base 4 or higher but not in a base lower than 4</text:p>
            </text:list-item>
          </text:list>
        </text:list-item>
      </text:list>
      <text:h text:style-name="Heading_20_1" text:outline-level="1">Bases Higher Than 10</text:h>
      <text:p text:style-name="Text_20_body"/>
      <text:list xml:id="list3194750444" text:style-name="L4">
        <text:list-item>
          <text:p text:style-name="P16"><text:span text:style-name="T3">F</text:span><text:span text:style-name="T2">or bases higher than 10, we need symbols to represent digits that correspond to the decimal values 10 and beyond.</text:span></text:p>
          <text:list>
            <text:list-item>
              <text:p text:style-name="P14">We use letters as digits</text:p>
            </text:list-item>
            <text:list-item>
              <text:p text:style-name="P14">Remember the Abacus?</text:p>
            </text:list-item>
          </text:list>
        </text:list-item>
        <text:list-item>
          <text:p text:style-name="P14">Base 16 (Hexadecimal) has 16 digits</text:p>
          <text:list>
            <text:list-item>
              <text:p text:style-name="P14">0,1,2,3,4,5,6,7,8,9,A,B,C,D,E,F</text:p>
            </text:list-item>
          </text:list>
        </text:list-item>
      </text:list>
      <text:h text:style-name="P7" text:outline-level="2">Positional Notation</text:h>
      <text:list xml:id="list3091888099" text:style-name="L5">
        <text:list-item>
          <text:p text:style-name="P18"><text:span text:style-name="T8">Numbers are written using positional </text:span><text:span text:style-name="T11">n</text:span><text:span text:style-name="T8">otation</text:span></text:p>
        </text:list-item>
        <text:list-item>
          <text:p text:style-name="P17">The value is represented as a <text:span text:style-name="T1">polynominal</text:span> in the base of the number system</text:p>
          <text:list>
            <text:list-item>
              <text:p text:style-name="P17">A <text:span text:style-name="T1">polynominal</text:span> is a sum of two or more algebraic terms, each of which consists of a constant multiplied by one or more variables raised to a non-negative integral power.</text:p>
            </text:list-item>
            <text:list-item>
              <text:p text:style-name="P19">The Formula is:</text:p>
            </text:list-item>
            <text:list-item>
              <text:p text:style-name="P11">d<text:span text:style-name="T10"> n</text:span> * R <text:span text:style-name="T9">n-1</text:span> + d <text:span text:style-name="T10">n-1</text:span> * R <text:span text:style-name="T9">n-2</text:span> + ... + d <text:span text:style-name="T10">2 </text:span>* R + d <text:span text:style-name="T10">1</text:span></text:p>
            </text:list-item>
            <text:list-item>
              <text:p text:style-name="P19">For example, 642 in base 10 positional notation is:</text:p>
              <text:p text:style-name="P11">6 x 10<text:span text:style-name="T9">2</text:span> = 6 x 100 = 600</text:p>
              <text:p text:style-name="P11">+ 4 x 10<text:span text:style-name="T9">1</text:span> = 4 x 10 = 40</text:p>
              <text:p text:style-name="P11">+ 2 x 10<text:span text:style-name="T9">0</text:span> = 2 x 1 = 2</text:p>
              <text:p text:style-name="P11"><text:soft-page-break/>= 642<text:span text:style-name="T10">10</text:span></text:p>
            </text:list-item>
            <text:list-item>
              <text:p text:style-name="P20">The power indicates the <text:span text:style-name="T1">position </text:span>of the digit.</text:p>
            </text:list-item>
            <text:list-item>
              <text:p text:style-name="P21">Positional notation formula <text:span text:style-name="T2">converts a number in any base to the decimal (base 10)</text:span></text:p>
            </text:list-item>
            <text:list-item>
              <text:p text:style-name="P22"><text:span text:style-name="T2">This formula will turn binary, hexadecimal, </text:span><text:span text:style-name="T4">octal to DECIMAL (base 10)</text:span></text:p>
            </text:list-item>
          </text:list>
        </text:list-item>
      </text:list>
      <text:h text:style-name="P8" text:outline-level="2">Decimal to Other Bases</text:h>
      <text:p text:style-name="P3"/>
      <text:list xml:id="list3549549959" text:style-name="L6">
        <text:list-item>
          <text:p text:style-name="P23">Algorithm for converting a number in base 10 to other bases (2,8,16)</text:p>
          <text:list>
            <text:list-item>
              <text:p text:style-name="P23">Divide the decimal number by the new base</text:p>
            </text:list-item>
            <text:list-item>
              <text:p text:style-name="P23">Make the remainder the next digit to the left in the answer</text:p>
            </text:list-item>
            <text:list-item>
              <text:p text:style-name="P23">Replace the original decimal number with the quotient</text:p>
            </text:list-item>
            <text:list-item>
              <text:p text:style-name="P24">Stop dividing when the quotient is 0!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6:10:16.368306502</meta:creation-date>
    <dc:date>2021-01-07T22:07:27.630274506</dc:date>
    <meta:editing-duration>PT3H26M5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57" meta:word-count="565" meta:character-count="2631" meta:non-whitespace-character-count="2169"/>
  </office:meta>
</office:document-meta>
</file>